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73cm" fo:min-width="8.508cm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6.926cm" fo:min-width="8.549cm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684cm" fo:min-width="8.56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008cm" svg:height="6.023cm" svg:x="24.092cm" svg:y="8.629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049cm" svg:height="27.176cm" svg:x="8.527cm" svg:y="1.852cm">
          <text:p text:style-name="P1"><text:span text:style-name="T1">HOST </text:span><text:span text:style-name="T1">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06cm" svg:height="5.934cm" svg:x="24.066cm" svg:y="23.095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06cm" svg:height="5.934cm" svg:x="24.066cm" svg:y="15.801cm">
          <text:p text:style-name="P1"><text:span text:style-name="T1">Control </text:span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008cm" svg:height="6.023cm" svg:x="24.092cm" svg:y="1.939cm">
          <text:p text:style-name="P1"><text:span text:style-name="T1">MII</text:span><text:span text:style-name="T1"><text:line-break/></text:span><text:span text:style-name="T1">Manageme</text:span><text:span text:style-name="T1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049cm" svg:height="27.176cm" svg:x="37.102cm" svg:y="1.965cm">
          <text:p text:style-name="P1"><text:span text:style-name="T1">PH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bbe33d" draw:start-intensity="100%" draw:end-intensity="100%" draw:angle="900" draw:border="45%"/>
    <draw:gradient draw:name="Gradient_20_8" draw:display-name="Gradient 8" draw:style="linear" draw:start-color="#ff3838" draw:end-color="#b4c7dc" draw:start-intensity="100%" draw:end-intensity="100%" draw:angle="0" draw:border="0%"/>
    <draw:gradient draw:name="Gradient_20_9" draw:display-name="Gradient 9" draw:style="linear" draw:start-color="#ff3838" draw:end-color="#d4ea6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9.987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3-06-06T11:25:25.865424516</dc:date>
    <meta:editing-duration>PT18H48M26S</meta:editing-duration>
    <meta:editing-cycles>63</meta:editing-cycles>
    <meta:generator>LibreOffice/6.4.7.2$Linux_X86_64 LibreOffice_project/40$Build-2</meta:generator>
    <meta:document-statistic meta:object-count="6"/>
  </office:meta>
</office:document-meta>
</file>